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6CB894E5B7667FBC.jpg" manifest:media-type="image/jpeg"/>
  <manifest:file-entry manifest:full-path="Pictures/10000000000005E8000007E0C8AD8AD4B675A14B.jpg" manifest:media-type="image/jpeg"/>
  <manifest:file-entry manifest:full-path="Pictures/10000000000005E8000007E0458B38929746467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09cm" svg:height="17.78cm" svg:x="10.795cm" svg:y="3.81cm">
          <draw:image xlink:href="Pictures/1000000000000200000002006CB894E5B7667FBC.jpg" xlink:type="simple" xlink:show="embed" xlink:actuate="onLoad" draw:mime-type="image/jpeg">
            <text:p/>
          </draw:image>
        </draw:frame>
        <draw:frame draw:style-name="gr1" draw:text-style-name="P1" draw:layer="layout" svg:width="8.509cm" svg:height="17.78cm" svg:x="19.431cm" svg:y="3.81cm">
          <draw:image xlink:href="Pictures/10000000000005E8000007E0C8AD8AD4B675A14B.jpg" xlink:type="simple" xlink:show="embed" xlink:actuate="onLoad" draw:mime-type="image/jpeg">
            <text:p/>
          </draw:image>
        </draw:frame>
        <draw:frame draw:style-name="gr1" draw:text-style-name="P1" draw:layer="layout" svg:width="8.509cm" svg:height="17.78cm" svg:x="2.159cm" svg:y="3.81cm">
          <draw:image xlink:href="Pictures/10000000000005E8000007E0458B38929746467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8T13:22:49.288000000</meta:creation-date>
    <dc:date>2021-09-08T13:26:03.565000000</dc:date>
    <meta:editing-duration>PT3M14S</meta:editing-duration>
    <meta:editing-cycles>1</meta:editing-cycles>
    <meta:document-statistic meta:object-count="3"/>
    <meta:generator>LibreOffice/7.1.3.2$Windows_X86_64 LibreOffice_project/47f78053abe362b9384784d31a6e56f8511eb1c1</meta:generator>
  </office:meta>
</office:document-meta>
</file>